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87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om django.contrib.auth.models import User</text:p>
      <text:p text:style-name="P1">from rest_framework.authtoken.models import Token</text:p>
      <text:p text:style-name="P1"/>
      <text:p text:style-name="P1"># Get a test user (e.g., your superuser)</text:p>
      <text:p text:style-name="P1">user = User.objects.first()</text:p>
      <text:p text:style-name="P1">token, created = Token.objects.get_or_create(user=user)</text:p>
      <text:p text:style-name="P1">print(token.key) <text:s/># Copy this!<text:line-break/><text:line-break/>&gt;&gt;&gt; token, created = Token.objects.get_or_create(user=user)</text:p>
      <text:p text:style-name="Standard">&gt;&gt;&gt; print(f"Your API token: {token.key}") </text:p>
      <text:p text:style-name="Standard">Your API token: 96ff33eef835e9e030cd57d05f613f3aa14da07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5T16:21:23.189088510</meta:creation-date>
    <dc:date>2025-08-25T16:22:15.377200119</dc:date>
    <meta:editing-duration>PT54S</meta:editing-duration>
    <meta:editing-cycles>1</meta:editing-cycles>
    <meta:document-statistic meta:table-count="0" meta:image-count="0" meta:object-count="0" meta:page-count="1" meta:paragraph-count="8" meta:word-count="41" meta:character-count="403" meta:non-whitespace-character-count="367"/>
    <meta:generator>LibreOffice/7.3.7.2$Linux_X86_64 LibreOffice_project/30$Build-2</meta:generator>
  </office:meta>
</office:document-meta>
</file>